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text-properties fo:font-size="18pt"/>
    </style:style>
    <style:style style:name="T1" style:family="text">
      <style:text-properties officeooo:rsid="0009ce01"/>
    </style:style>
    <style:style style:name="T2" style:family="text">
      <style:text-properties fo:font-variant="normal" fo:text-transform="none" fo:color="#1f1f1f" loext:opacity="100%" style:font-name="Google Sans" fo:font-size="15pt" fo:letter-spacing="normal" fo:font-style="normal" fo:font-weight="normal"/>
    </style:style>
    <style:style style:name="T3" style:family="text">
      <style:text-properties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8"/>SQL Assignment – 3</text:p>
      <text:p text:style-name="P1">Overview of SQL.</text:p>
      <text:p text:style-name="P1"/>
      <text:p text:style-name="P1"/>
      <text:p text:style-name="P1">1) Does ANSI recognize the data type DATE?</text:p>
      <text:p text:style-name="P1">---&gt; <text:span text:style-name="T1">Yes</text:span></text:p>
      <text:p text:style-name="P1"/>
      <text:p text:style-name="P1">2) Which subdivision of SQL is used to insert</text:p>
      <text:p text:style-name="P1">values in tables?</text:p>
      <text:p text:style-name="P2"><text:span text:style-name="T3">---&gt; <text:s/></text:span><text:span text:style-name="T2">In SQL, the DML [Data Manipulation language] components have a command called an Insert command is used to insert the data into a tabl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4:58:12.605846195</meta:creation-date>
    <dc:date>2024-03-21T15:02:06.857537269</dc:date>
    <meta:editing-duration>PT3M55S</meta:editing-duration>
    <meta:editing-cycles>1</meta:editing-cycles>
    <meta:document-statistic meta:table-count="0" meta:image-count="0" meta:object-count="0" meta:page-count="1" meta:paragraph-count="7" meta:word-count="55" meta:character-count="316" meta:non-whitespace-character-count="240"/>
    <meta:generator>LibreOffice/7.3.7.2$Linux_X86_64 LibreOffice_project/30$Build-2</meta:generator>
  </office:meta>
</office:document-meta>
</file>